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stroke="none" svg:stroke-color="#000000" draw:fill="solid" draw:fill-color="#e6e6ff" fo:min-height="0.5cm"/>
    </style:style>
    <style:style style:name="gr5" style:family="graphic" style:parent-style-name="standard">
      <style:graphic-properties draw:marker-end="" draw:marker-end-width="0.3cm" draw:textarea-horizontal-align="center" draw:textarea-vertical-align="middle"/>
    </style:style>
    <style:style style:name="gr6" style:family="graphic" style:parent-style-name="standard">
      <style:graphic-properties draw:marker-end="Double_20_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75cm"/>
    </style:style>
    <style:style style:name="gr8" style:family="graphic" style:parent-style-name="standard">
      <style:graphic-properties draw:stroke="none" svg:stroke-color="#000000" draw:fill="none" draw:fill-color="#ffffff" fo:min-height="0.375cm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head_20_1" draw:marker-end-width="0.3cm" draw:fill="none" draw:textarea-horizontal-align="center" draw:textarea-vertical-align="middle"/>
    </style:style>
    <style:style style:name="gr12" style:family="graphic" style:parent-style-name="objectwithoutfill">
      <style:graphic-properties draw:marker-end="Arrowhead_20_2" draw:marker-end-width="0.3cm" draw:fill="none" draw:textarea-horizontal-align="center" draw:textarea-vertical-align="middle"/>
    </style:style>
    <style:style style:name="gr13" style:family="graphic" style:parent-style-name="objectwithoutfill">
      <style:graphic-properties draw:marker-end="Arrowhead_20_3" draw:marker-end-width="0.3cm" draw:fill="none" draw:textarea-horizontal-align="center" draw:textarea-vertical-align="middle"/>
    </style:style>
    <style:style style:name="gr14" style:family="graphic" style:parent-style-name="objectwithoutfill">
      <style:graphic-properties draw:marker-end="Arrowhead_20_4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draw:marker-end="Arrowhead_20_5" draw:marker-end-width="0.3cm" draw:fill="none" draw:textarea-horizontal-align="center" draw:textarea-vertical-align="middle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graphics>
      <draw:page draw:name="page1" draw:style-name="dp1" draw:master-page-name="web-gross">
        <draw:ellipse draw:style-name="gr1" xml:id="id1" draw:id="id1" draw:layer="layout" svg:width="2.125cm" svg:height="0.75cm" svg:x="0.125cm" svg:y="0.25cm">
          <text:p>document</text:p>
        </draw:ellipse>
        <draw:ellipse draw:style-name="gr1" xml:id="id2" draw:id="id2" draw:layer="layout" svg:width="1.75cm" svg:height="0.625cm" svg:x="1.75cm" svg:y="1.25cm">
          <text:p>title</text:p>
        </draw:ellipse>
        <draw:connector draw:style-name="gr2" draw:layer="layout" svg:x1="1.187cm" svg:y1="1cm" svg:x2="1.75cm" svg:y2="1.562cm" draw:start-shape="id1" draw:start-glue-point="2" draw:end-shape="id2" svg:d="m1187 1000v562h563">
          <text:p/>
        </draw:connector>
        <draw:frame draw:style-name="gr3" draw:layer="layout" svg:width="5.25cm" svg:height="0.5cm" svg:x="5cm" svg:y="1.375cm">
          <draw:text-box>
            <text:p>Titel des Html- Dokumentes</text:p>
          </draw:text-box>
        </draw:frame>
        <draw:ellipse draw:style-name="gr1" xml:id="id3" draw:id="id3" draw:layer="layout" svg:width="1.5cm" svg:height="0.625cm" svg:x="1.875cm" svg:y="2.25cm">
          <text:p>URL</text:p>
        </draw:ellipse>
        <draw:connector draw:style-name="gr2" draw:layer="layout" svg:x1="1.187cm" svg:y1="1cm" svg:x2="1.875cm" svg:y2="2.562cm" draw:start-shape="id1" draw:start-glue-point="2" draw:end-shape="id3" draw:end-glue-point="3" svg:d="m1187 1000v1562h688">
          <text:p/>
        </draw:connector>
        <draw:frame draw:style-name="gr3" draw:layer="layout" svg:width="6.25cm" svg:height="0.5cm" svg:x="5cm" svg:y="2.375cm">
          <draw:text-box>
            <text:p>Vollständiger URL des Dokuments</text:p>
          </draw:text-box>
        </draw:frame>
        <draw:ellipse draw:style-name="gr1" xml:id="id4" draw:id="id4" draw:layer="layout" svg:width="2.5cm" svg:height="0.625cm" svg:x="1.875cm" svg:y="3.25cm">
          <text:p>readyState</text:p>
        </draw:ellipse>
        <draw:connector draw:style-name="gr2" draw:layer="layout" svg:x1="1.187cm" svg:y1="1cm" svg:x2="1.875cm" svg:y2="3.562cm" draw:start-shape="id1" draw:start-glue-point="2" draw:end-shape="id4" draw:end-glue-point="3" svg:d="m1187 1000v2562h688">
          <text:p/>
        </draw:connector>
        <draw:frame draw:style-name="gr3" draw:layer="layout" svg:width="7.75cm" svg:height="0.5cm" svg:x="5cm" svg:y="3.25cm">
          <draw:text-box>
            <text:p>zeigt den Ladezustand des Dokuments an. Enum</text:p>
          </draw:text-box>
        </draw:frame>
        <draw:frame draw:style-name="gr4" draw:text-style-name="P1" xml:id="id5" draw:id="id5" draw:layer="layout" svg:width="7.125cm" svg:height="0.5cm" svg:x="5cm" svg:y="4.125cm">
          <draw:text-box>
            <text:p><text:span text:style-name="T1">uninitialized, loading, interactive, complete</text:span></text:p>
          </draw:text-box>
        </draw:frame>
        <draw:connector draw:style-name="gr2" draw:layer="layout" svg:x1="3.125cm" svg:y1="3.875cm" svg:x2="5cm" svg:y2="4.375cm" draw:start-shape="id4" draw:start-glue-point="2" draw:end-shape="id5" draw:end-glue-point="3" svg:d="m3125 3875v500h1875">
          <text:p/>
        </draw:connector>
        <draw:ellipse draw:style-name="gr1" xml:id="id6" draw:id="id6" draw:layer="layout" svg:width="6.375cm" svg:height="0.75cm" svg:x="1.75cm" svg:y="11.749cm">
          <text:p>documentElement: DOM Element</text:p>
        </draw:ellipse>
        <draw:connector draw:style-name="gr2" draw:layer="layout" svg:x1="1.187cm" svg:y1="1cm" svg:x2="1.75cm" svg:y2="12.124cm" draw:start-shape="id1" draw:start-glue-point="2" draw:end-shape="id6" draw:end-glue-point="3" svg:d="m1187 1000v11124h563">
          <text:p/>
        </draw:connector>
        <draw:rect draw:style-name="gr1" xml:id="id7" draw:id="id7" draw:layer="layout" svg:width="2.125cm" svg:height="0.75cm" svg:x="6.624cm" svg:y="12.749cm">
          <text:p>childNodes</text:p>
        </draw:rect>
        <draw:connector draw:style-name="gr5" draw:layer="layout" svg:x1="4.937cm" svg:y1="12.499cm" svg:x2="6.624cm" svg:y2="13.124cm" draw:start-shape="id6" draw:start-glue-point="2" draw:end-shape="id7" draw:end-glue-point="3" svg:d="m4937 12499v625h1687">
          <text:p/>
        </draw:connector>
        <draw:connector draw:style-name="gr6" draw:layer="layout" draw:line-skew="0cm 0cm -0.249cm" svg:x1="7.686cm" svg:y1="13.499cm" svg:x2="4.937cm" svg:y2="11.749cm" draw:start-shape="id7" draw:start-glue-point="2" draw:end-shape="id6" draw:end-glue-point="0" svg:d="m7686 13499v501h1564v-3001h-4313v750">
          <text:p/>
        </draw:connector>
        <draw:ellipse draw:style-name="gr1" xml:id="id8" draw:id="id8" draw:layer="layout" svg:width="2cm" svg:height="0.625cm" svg:x="6.75cm" svg:y="16.625cm">
          <text:p>nodeType</text:p>
        </draw:ellipse>
        <draw:connector draw:style-name="gr2" draw:layer="layout" svg:x1="4.937cm" svg:y1="12.499cm" svg:x2="6.75cm" svg:y2="16.937cm" draw:start-shape="id6" draw:end-shape="id8" draw:end-glue-point="3" svg:d="m4937 12499v4438h1813">
          <text:p/>
        </draw:connector>
        <draw:ellipse draw:style-name="gr1" xml:id="id10" draw:id="id10" draw:layer="layout" svg:width="2cm" svg:height="0.625cm" svg:x="6.75cm" svg:y="17.375cm">
          <text:p>tagName</text:p>
        </draw:ellipse>
        <draw:ellipse draw:style-name="gr1" xml:id="id9" draw:id="id9" draw:layer="layout" svg:width="1cm" svg:height="0.5cm" svg:x="6.75cm" svg:y="16cm">
          <text:p>id</text:p>
        </draw:ellipse>
        <draw:connector draw:style-name="gr2" draw:layer="layout" svg:x1="4.937cm" svg:y1="12.499cm" svg:x2="6.75cm" svg:y2="16.25cm" draw:start-shape="id6" draw:start-glue-point="2" draw:end-shape="id9" draw:end-glue-point="3" svg:d="m4937 12499v3751h1813">
          <text:p/>
        </draw:connector>
        <draw:connector draw:style-name="gr2" draw:layer="layout" svg:x1="4.937cm" svg:y1="12.499cm" svg:x2="6.75cm" svg:y2="17.687cm" draw:start-shape="id6" draw:start-glue-point="2" draw:end-shape="id10" draw:end-glue-point="3" svg:d="m4937 12499v5188h1813">
          <text:p/>
        </draw:connector>
        <draw:ellipse draw:style-name="gr1" xml:id="id11" draw:id="id11" draw:layer="layout" svg:width="1.25cm" svg:height="0.625cm" svg:x="6.75cm" svg:y="18.25cm">
          <text:p>style</text:p>
        </draw:ellipse>
        <draw:connector draw:style-name="gr2" draw:layer="layout" svg:x1="4.937cm" svg:y1="12.499cm" svg:x2="6.75cm" svg:y2="18.562cm" draw:start-shape="id6" draw:start-glue-point="2" draw:end-shape="id11" draw:end-glue-point="3" svg:d="m4937 12499v6063h1813">
          <text:p/>
        </draw:connector>
        <draw:frame draw:style-name="gr7" draw:layer="layout" svg:width="7cm" svg:height="1.557cm" svg:x="9.875cm" svg:y="11.499cm">
          <draw:text-box>
            <text:p>documentElement verweist auf das Wurzelelement (= html- Block). Die inneren Blöcke (=Kindelemente) werden durch die childNodes dargestellt.</text:p>
          </draw:text-box>
        </draw:frame>
        <draw:frame draw:style-name="gr8" draw:layer="layout" svg:width="5.125cm" svg:height="0.39cm" svg:x="10cm" svg:y="16cm">
          <draw:text-box>
            <text:p>Inhalt des id- Attributes</text:p>
          </draw:text-box>
        </draw:frame>
        <draw:frame draw:style-name="gr8" draw:layer="layout" svg:width="7.25cm" svg:height="1.168cm" svg:x="9.5cm" svg:y="18.082cm">
          <draw:text-box>
            <text:p>Referenz auf ein Objekt, dessen Eigenschaften die CSS- Einstellungen für das Element darstellen</text:p>
          </draw:text-box>
        </draw:frame>
        <draw:ellipse draw:style-name="gr1" xml:id="id12" draw:id="id12" draw:layer="layout" svg:width="2.25cm" svg:height="0.625cm" svg:x="6.875cm" svg:y="19.75cm">
          <text:p>innerHTML</text:p>
        </draw:ellipse>
        <draw:connector draw:style-name="gr2" draw:layer="layout" svg:x1="4.937cm" svg:y1="12.499cm" svg:x2="6.875cm" svg:y2="20.062cm" draw:start-shape="id6" draw:start-glue-point="2" draw:end-shape="id12" draw:end-glue-point="3" svg:d="m4937 12499v7563h1938">
          <text:p/>
        </draw:connector>
        <draw:custom-shape draw:style-name="gr9" draw:text-style-name="P2" xml:id="id14" draw:id="id14" draw:layer="layout" svg:width="3.125cm" svg:height="0.625cm" svg:x="2.125cm" svg:y="6cm">
          <text:p text:style-name="P2">createEl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3" draw:id="id13" draw:layer="layout" svg:width="2cm" svg:height="0.625cm" svg:x="1.875cm" svg:y="4.875cm">
          <text:p text:style-name="P2">tag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draw:type="line" svg:x1="2.875cm" svg:y1="5.5cm" svg:x2="3.687cm" svg:y2="6cm" draw:start-shape="id13" draw:start-glue-point="8" draw:end-shape="id14" draw:end-glue-point="0" svg:d="m2875 5500 812 500">
          <text:p/>
        </draw:connector>
        <draw:connector draw:style-name="gr2" draw:layer="layout" svg:x1="1.187cm" svg:y1="1cm" svg:x2="2.125cm" svg:y2="6.312cm" draw:start-shape="id1" draw:start-glue-point="2" draw:end-shape="id14" draw:end-glue-point="3" svg:d="m1187 1000v5312h938">
          <text:p/>
        </draw:connector>
        <draw:connector draw:style-name="gr12" draw:layer="layout" svg:x1="3.687cm" svg:y1="6.625cm" svg:x2="5.625cm" svg:y2="7.125cm" draw:start-shape="id14" draw:start-glue-point="2" draw:end-shape="id15" draw:end-glue-point="6" svg:d="m3687 6625v500h1938">
          <text:p/>
        </draw:connector>
        <draw:custom-shape draw:style-name="gr10" draw:text-style-name="P2" xml:id="id15" draw:id="id15" draw:layer="layout" svg:width="2.375cm" svg:height="0.75cm" svg:x="5.625cm" svg:y="6.75cm">
          <text:p text:style-name="P2">DomEl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6" draw:id="id16" draw:layer="layout" svg:width="3cm" svg:height="0.625cm" svg:x="2.125cm" svg:y="8.75cm">
          <text:p text:style-name="P2">createText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layer="layout" svg:x1="1.187cm" svg:y1="1cm" svg:x2="2.125cm" svg:y2="9.062cm" draw:start-shape="id1" draw:start-glue-point="2" draw:end-shape="id16" draw:end-glue-point="3" svg:d="m1187 1000v8062h938">
          <text:p/>
        </draw:connector>
        <draw:custom-shape draw:style-name="gr10" draw:text-style-name="P2" xml:id="id17" draw:id="id17" draw:layer="layout" svg:width="2.75cm" svg:height="0.75cm" svg:x="5.875cm" svg:y="9.5cm">
          <text:p text:style-name="P2">Text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layer="layout" svg:x1="3.625cm" svg:y1="9.375cm" svg:x2="5.875cm" svg:y2="9.875cm" draw:start-shape="id16" draw:start-glue-point="2" draw:end-shape="id17" draw:end-glue-point="6" svg:d="m3625 9375v500h2250">
          <text:p/>
        </draw:connector>
        <draw:custom-shape draw:style-name="gr10" draw:text-style-name="P2" xml:id="id18" draw:id="id18" draw:layer="layout" svg:width="2.25cm" svg:height="0.625cm" svg:x="1.75cm" svg:y="7.625cm">
          <text:p text:style-name="P2">Text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layer="layout" draw:type="line" svg:x1="2.875cm" svg:y1="8.25cm" svg:x2="3.625cm" svg:y2="8.75cm" draw:start-shape="id18" draw:start-glue-point="8" draw:end-shape="id16" draw:end-glue-point="0" svg:d="m2875 8250 750 500">
          <text:p/>
        </draw:connector>
        <draw:custom-shape draw:style-name="gr9" draw:text-style-name="P2" xml:id="id20" draw:id="id20" draw:layer="layout" svg:width="2.75cm" svg:height="0.625cm" svg:x="6.5cm" svg:y="15cm">
          <text:p text:style-name="P2">appendChi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9" draw:id="id19" draw:layer="layout" svg:width="2.25cm" svg:height="0.75cm" svg:x="5.375cm" svg:y="13.875cm">
          <text:p text:style-name="P2">DomEl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layer="layout" draw:type="line" svg:x1="7.296cm" svg:y1="14.516cm" svg:x2="7.875cm" svg:y2="15cm" draw:start-shape="id19" draw:start-glue-point="9" draw:end-shape="id20" draw:end-glue-point="0" svg:d="m7296 14516 579 484">
          <text:p/>
        </draw:connector>
        <draw:connector draw:style-name="gr2" draw:layer="layout" svg:x1="4.937cm" svg:y1="12.499cm" svg:x2="6.5cm" svg:y2="15.312cm" draw:start-shape="id6" draw:start-glue-point="2" draw:end-shape="id20" draw:end-glue-point="3" svg:d="m4937 12499v2813h1563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Arrowhead_20_1" draw:display-name="Arrowhead 1" svg:viewBox="0 0 20 30" svg:d="m10 0-10 30h20z"/>
    <draw:marker draw:name="Arrowhead_20_2" draw:display-name="Arrowhead 2" svg:viewBox="0 0 20 30" svg:d="m10 0-10 30h20z"/>
    <draw:marker draw:name="Arrowhead_20_3" draw:display-name="Arrowhead 3" svg:viewBox="0 0 20 30" svg:d="m10 0-10 30h20z"/>
    <draw:marker draw:name="Arrowhead_20_4" draw:display-name="Arrowhead 4" svg:viewBox="0 0 20 30" svg:d="m10 0-10 30h20z"/>
    <draw:marker draw:name="Arrowhead_20_5" draw:display-name="Arrowhead 5" svg:viewBox="0 0 20 30" svg:d="m10 0-10 30h20z"/>
    <draw:marker draw:name="Double_20_Arrow" draw:display-name="Double Arrow" svg:viewBox="0 0 1131 1918" svg:d="m737 1131h394l-564-1131-567 1131h398l-398 787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10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gros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Win32 LibreOffice_project/340m1$Build-402</meta:generator>
    <meta:creation-date>2010-10-10T21:43:39.64</meta:creation-date>
    <dc:language>de-DE</dc:language>
    <meta:editing-cycles>10</meta:editing-cycles>
    <meta:editing-duration>PT54M2S</meta:editing-duration>
    <dc:title>web-gross</dc:title>
    <meta:initial-creator>Martin Korneffel</meta:initial-creator>
    <dc:date>2012-02-09T02:47:09.22</dc:date>
    <dc:creator>Martin Korneffel</dc:creator>
    <meta:document-statistic meta:object-count="46"/>
    <meta:user-defined meta:name="Info 1"/>
    <meta:user-defined meta:name="Info 2"/>
    <meta:user-defined meta:name="Info 3"/>
    <meta:user-defined meta:name="Info 4"/>
    <meta:template xlink:type="simple" xlink:actuate="onRequest" xlink:title="web-gross" xlink:href="../web-gross.otg" meta:date="2010-10-10T21:43:37.90"/>
  </office:meta>
</office:document-meta>
</file>